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padding="0.0193in" fo:border="0.06pt solid #e3e3e3"/>
    </style:style>
    <style:style style:name="P2" style:family="paragraph" style:parent-style-name="Heading_20_3">
      <style:paragraph-properties fo:padding="0.0193in" fo:border="0.06pt solid #e3e3e3"/>
      <style:text-properties fo:font-size="9pt" style:font-size-asian="9pt" style:font-size-complex="9pt"/>
    </style:style>
    <style:style style:name="P3" style:family="paragraph" style:parent-style-name="Heading_20_4">
      <style:paragraph-properties fo:padding="0.0193in" fo:border="0.06pt solid #e3e3e3"/>
      <style:text-properties fo:font-size="9pt" style:font-size-asian="9pt" style:font-size-complex="9pt"/>
    </style:style>
    <style:style style:name="P4" style:family="paragraph" style:parent-style-name="Standard">
      <style:paragraph-properties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bold" officeooo:paragraph-rsid="00129b6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Standard">
      <style:paragraph-properties fo:text-align="start" style:justify-single-word="false"/>
      <style:text-properties fo:font-size="9pt" fo:font-style="normal" style:text-underline-style="none" fo:font-weight="normal" officeooo:paragraph-rsid="00129b65" style:font-size-asian="7.84999990463257pt" style:font-style-asian="normal" style:font-weight-asian="normal" style:font-size-complex="9pt" style:font-style-complex="normal" style:font-weight-complex="normal"/>
    </style:style>
    <style:style style:name="P10" style:family="paragraph" style:parent-style-name="Text_20_body">
      <style:paragraph-properties fo:padding="0.0193in" fo:border="0.06pt solid #e3e3e3"/>
    </style:style>
    <style:style style:name="P11" style:family="paragraph" style:parent-style-name="Text_20_body" style:list-style-name="L1">
      <style:paragraph-properties fo:padding="0.0193in" fo:border="0.06pt solid #e3e3e3"/>
    </style:style>
    <style:style style:name="P12" style:family="paragraph" style:parent-style-name="Text_20_body" style:list-style-name="L2">
      <style:paragraph-properties fo:padding="0.0193in" fo:border="0.06pt solid #e3e3e3"/>
    </style:style>
    <style:style style:name="P13" style:family="paragraph" style:parent-style-name="Text_20_body" style:list-style-name="L3">
      <style:paragraph-properties fo:margin-top="0in" fo:margin-bottom="0in" style:contextual-spacing="false" fo:padding="0.0193in" fo:border="0.06pt solid #e3e3e3"/>
    </style:style>
    <style:style style:name="P14" style:family="paragraph" style:parent-style-name="Text_20_body" style:list-style-name="L4">
      <style:paragraph-properties fo:padding="0.0193in" fo:border="0.06pt solid #e3e3e3"/>
    </style:style>
    <style:style style:name="P15"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padding="0.0193in" fo:border="0.06pt solid #e3e3e3"/>
      <style:text-properties fo:font-size="9pt" style:font-size-asian="9pt" style:font-size-complex="9pt"/>
    </style:style>
    <style:style style:name="P17" style:family="paragraph" style:parent-style-name="Text_20_body" style:list-style-name="L1">
      <style:paragraph-properties fo:margin-top="0in" fo:margin-bottom="0in" style:contextual-spacing="false" fo:padding="0.0193in" fo:border="0.06pt solid #e3e3e3"/>
      <style:text-properties fo:font-size="9pt" style:font-size-asian="9pt" style:font-size-complex="9pt" loext:padding="0.0193in" loext:border="0.06pt solid #000000"/>
    </style:style>
    <style:style style:name="P18" style:family="paragraph" style:parent-style-name="Text_20_body" style:list-style-name="L1">
      <style:paragraph-properties fo:padding="0.0193in" fo:border="0.06pt solid #e3e3e3"/>
      <style:text-properties fo:font-size="9pt" style:font-size-asian="9pt" style:font-size-complex="9pt" loext:padding="0.0193in" loext:border="0.06pt solid #000000"/>
    </style:style>
    <style:style style:name="P19" style:family="paragraph" style:parent-style-name="Text_20_body" style:list-style-name="L2">
      <style:paragraph-properties fo:margin-top="0in" fo:margin-bottom="0in" style:contextual-spacing="false" fo:padding="0.0193in" fo:border="0.06pt solid #e3e3e3"/>
      <style:text-properties fo:font-size="9pt" style:font-size-asian="9pt" style:font-size-complex="9pt" loext:padding="0.0193in" loext:border="0.06pt solid #000000"/>
    </style:style>
    <style:style style:name="P20" style:family="paragraph" style:parent-style-name="Text_20_body" style:list-style-name="L2">
      <style:paragraph-properties fo:padding="0.0193in" fo:border="0.06pt solid #e3e3e3"/>
      <style:text-properties fo:font-size="9pt" officeooo:paragraph-rsid="00129b65" style:font-size-asian="9pt" style:font-size-complex="9pt" loext:padding="0.0193in" loext:border="0.06pt solid #000000"/>
    </style:style>
    <style:style style:name="P21" style:family="paragraph" style:parent-style-name="Text_20_body" style:list-style-name="L1">
      <style:paragraph-properties fo:margin-top="0in" fo:margin-bottom="0in" style:contextual-spacing="false" fo:padding="0.0193in" fo:border="0.06pt solid #e3e3e3"/>
      <style:text-properties fo:font-size="9pt" style:font-size-asian="9pt" style:font-size-complex="9pt"/>
    </style:style>
    <style:style style:name="P22" style:family="paragraph" style:parent-style-name="Text_20_body" style:list-style-name="L3">
      <style:paragraph-properties fo:padding="0.0193in" fo:border="0.06pt solid #e3e3e3"/>
      <style:text-properties fo:font-size="9pt" style:font-size-asian="9pt" style:font-size-complex="9pt"/>
    </style:style>
    <style:style style:name="P23" style:family="paragraph" style:parent-style-name="Text_20_body" style:list-style-name="L4">
      <style:paragraph-properties fo:margin-top="0in" fo:margin-bottom="0in" style:contextual-spacing="false" fo:padding="0.0193in" fo:border="0.06pt solid #e3e3e3"/>
      <style:text-properties fo:font-size="9pt" style:font-size-asian="9pt" style:font-size-complex="9pt"/>
    </style:style>
    <style:style style:name="P24" style:family="paragraph" style:parent-style-name="Text_20_body" style:list-style-name="L4">
      <style:paragraph-properties fo:padding="0.0193in" fo:border="0.06pt solid #e3e3e3"/>
      <style:text-properties fo:font-size="9pt" style:font-size-asian="9pt" style:font-size-complex="9pt"/>
    </style:style>
    <style:style style:name="P25" style:family="paragraph" style:parent-style-name="Text_20_body">
      <style:paragraph-properties fo:text-align="start" style:justify-single-word="false"/>
      <style:text-properties fo:font-size="9pt" fo:font-style="normal" style:text-underline-style="none" fo:font-weight="normal" officeooo:paragraph-rsid="00129b65" style:font-size-asian="7.84999990463257pt" style:font-style-asian="normal" style:font-weight-asian="normal" style:font-size-complex="9pt" style:font-style-complex="normal" style:font-weight-complex="normal"/>
    </style:style>
    <style:style style:name="P26" style:family="paragraph" style:parent-style-name="Text_20_body" style:list-style-name="L5">
      <style:paragraph-properties fo:margin-top="0in" fo:margin-bottom="0in" style:contextual-spacing="false" fo:padding="0.0193in" fo:border="0.06pt solid #e3e3e3"/>
    </style:style>
    <style:style style:name="P27" style:family="paragraph" style:parent-style-name="Text_20_body" style:list-style-name="L5">
      <style:paragraph-properties fo:padding="0.0193in" fo:border="0.06pt solid #e3e3e3"/>
    </style:style>
    <style:style style:name="T1" style:family="text">
      <style:text-properties officeooo:rsid="0010d12e"/>
    </style:style>
    <style:style style:name="T2" style:family="text">
      <style:text-properties loext:padding="0.0193in" loext:border="0.06pt solid #e3e3e3"/>
    </style:style>
    <style:style style:name="T3" style:family="text">
      <style:text-properties loext:padding="0.0193in" loext:border="0.06pt solid #000000"/>
    </style:style>
    <style:style style:name="T4" style:family="text">
      <style:text-properties style:text-position="sub 58%"/>
    </style:style>
    <style:style style:name="T5" style:family="text">
      <style:text-properties style:text-position="sub 58%" officeooo:rsid="0010d12e"/>
    </style:style>
    <style:style style:name="T6" style:family="text">
      <style:text-properties style:text-position="sub 58%" officeooo:rsid="00119d55"/>
    </style:style>
    <style:style style:name="T7" style:family="text">
      <style:text-properties style:text-position="0% 100%" officeooo:rsid="0010d12e"/>
    </style:style>
    <style:style style:name="T8" style:family="text">
      <style:text-properties officeooo:rsid="00119d55"/>
    </style:style>
    <style:style style:name="T9" style:family="text">
      <style:text-properties style:text-position="super 58%"/>
    </style:style>
    <style:style style:name="T10" style:family="text">
      <style:text-properties fo:font-size="12pt" style:font-size-asian="12pt" style:font-size-complex="12pt"/>
    </style:style>
    <style:style style:name="T11" style:family="text">
      <style:text-properties fo:font-size="12pt" style:font-size-asian="12pt" style:font-size-complex="12pt" loext:padding="0.0193in" loext:border="0.06pt solid #e3e3e3"/>
    </style:style>
    <style:style style:name="T12" style:family="text">
      <style:text-properties fo:font-size="12pt" style:font-size-asian="12pt" style:font-size-complex="12pt" loext:padding="0.0193in" loext:border="0.06pt solid #000000"/>
    </style:style>
    <style:style style:name="T13" style:family="text">
      <style:text-properties fo:font-size="13pt" style:font-size-asian="13pt" style:font-size-complex="13pt"/>
    </style:style>
    <style:style style:name="T14" style:family="text">
      <style:text-properties fo:font-size="13pt" style:font-size-asian="13pt" style:font-size-complex="13pt" loext:padding="0.0193in" loext:border="0.06pt solid #e3e3e3"/>
    </style:style>
    <style:style style:name="T15" style:family="text">
      <style:text-properties fo:font-size="13pt" style:font-size-asian="13pt" style:font-size-complex="13pt" loext:padding="0.0193in" loext:border="0.06pt solid #000000"/>
    </style:style>
    <style:style style:name="T16" style:family="text">
      <style:text-properties fo:font-size="11pt" style:font-size-asian="11pt" style:font-size-complex="11pt"/>
    </style:style>
    <style:style style:name="T17" style:family="text">
      <style:text-properties fo:font-size="11pt" style:font-size-asian="11pt" style:font-size-complex="11pt" loext:padding="0.0193in" loext:border="0.06pt solid #e3e3e3"/>
    </style:style>
    <style:style style:name="T18" style:family="text">
      <style:text-properties fo:font-size="11pt" style:font-size-asian="11pt" style:font-size-complex="11pt" loext:padding="0.0193in" loext:border="0.06pt solid #000000"/>
    </style:style>
    <style:style style:name="T19" style:family="text">
      <style:text-properties fo:font-size="9pt" style:font-size-asian="9pt" style:font-size-complex="9pt"/>
    </style:style>
    <style:style style:name="T20" style:family="text">
      <style:text-properties fo:font-size="9pt" style:font-size-asian="9pt" style:font-size-complex="9pt" loext:padding="0.0193in" loext:border="0.06pt solid #e3e3e3"/>
    </style:style>
    <style:style style:name="T21" style:family="text">
      <style:text-properties fo:font-size="9pt" style:font-size-asian="9pt" style:font-size-complex="9pt" loext:padding="0.0193in" loext:border="0.06pt solid #000000"/>
    </style:style>
    <style:style style:name="fr1"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text:span text:style-name="T1">Вопросы</text:span></text:p>
      <text:p text:style-name="P4"/>
      <text:p text:style-name="P7">1.можно ли в методе ньютона для решения системы нелинейных уравнений построить вычислительный процесс так, чтобы не пересчитывать матрицу якоби на каждой итерации? какова будет цена такой модификации алгоритма? продемонстрировать рассуждения на примерс решения одного уравнения f(x) = 0.</text:p>
      <text:p text:style-name="P8"/>
      <text:p text:style-name="P8"/>
      <text:p text:style-name="P15"><text:span text:style-name="T19">В методе Ньютона для решения системы нелинейных уравнений матрица Якоби (или Якобиан) обычно пересчитывается на каждой итерации. Это необходимо, потому что Якоби предоставляет необходимую линейную аппроксимацию системы вблизи текущей итерации, и его точность критически важна для сходимости и корректности метода. Однако можно модифицировать алгоритм так, чтобы Якоби не пересчитывался на каждой итерации. Это приводит к так называемым </text:span><text:span text:style-name="Strong_20_Emphasis"><text:span text:style-name="T20">квази-методам Ньютона</text:span></text:span><text:span text:style-name="T19">, одним из которых является </text:span><text:span text:style-name="Strong_20_Emphasis"><text:span text:style-name="T20">метод Бройдена</text:span></text:span><text:span text:style-name="T19">.</text:span></text:p>
      <text:h text:style-name="P2" text:outline-level="3">Квази-методы Ньютона и метод с фиксированным Якобианом</text:h>
      <text:h text:style-name="P3" text:outline-level="4">Метод Бройдена:</text:h>
      <text:p text:style-name="P16">Метод Бройдена является итерационным методом, который обновляет приближение матрицы Якоби на каждом шаге, а не пересчитывает ее с нуля. Обновление Якоби в методе Бройдена использует информацию из текущей и предыдущих итераций для улучшения приближения.</text:p>
      <text:h text:style-name="P3" text:outline-level="4">Метод с фиксированным Якобианом:</text:h>
      <text:p text:style-name="P16">Более простой, но менее сложный подход заключается в расчете Якоби только один раз в начале и использовании этого фиксированного Якоби на протяжении всех итераций. Это значительно снижает вычислительные затраты на каждой итерации, так как расчет Якоби может быть затратным. Однако это ведет к значительным недостаткам в отношении устойчивости алгоритма и его сходимости.</text:p>
      <text:h text:style-name="P2" text:outline-level="3">Пример: решение одного нелинейного уравнения</text:h>
      <text:p text:style-name="P16">Рассмотрим простой пример решения <text:span text:style-name="T3">f(x)=x3−2x+2=0</text:span> с помощью метода Ньютона. Для обновления приближения <text:span text:style-name="T3">x</text:span> необходима производная <text:span text:style-name="T3">f′(x)</text:span>.</text:p>
      <text:h text:style-name="P3" text:outline-level="4">Стандартный метод Ньютона:</text:h>
      <text:list xml:id="list2790297011" text:style-name="L1">
        <text:list-item>
          <text:p text:style-name="P11"><text:span text:style-name="Strong_20_Emphasis"><text:span text:style-name="T20">Итерационная формула:</text:span></text:span></text:p>
          <text:p text:style-name="P17"><text:span text:style-name="T1">x</text:span><text:span text:style-name="T5">n+1 </text:span><text:span text:style-name="T7">= x</text:span><text:span text:style-name="T5">n</text:span><text:span text:style-name="T7"> - </text:span><text:span text:style-name="T7"><draw:frame draw:style-name="fr1" draw:name="Object1" text:anchor-type="as-char" svg:y="-0.2598in" svg:width="0.6472in" svg:height="0.4457in" draw:z-index="0"><draw:object xlink:href="./Object 1" xlink:type="simple" xlink:show="embed" xlink:actuate="onLoad"/><draw:image xlink:href="./ObjectReplacements/Object 1" xlink:type="simple" xlink:show="embed" xlink:actuate="onLoad"/></draw:frame></text:span></text:p>
        </text:list-item>
        <text:list-item>
          <text:p text:style-name="P11"><text:span text:style-name="Strong_20_Emphasis"><text:span text:style-name="T20">Пошаговое выполнение:</text:span></text:span></text:p>
          <text:list>
            <text:list-item>
              <text:p text:style-name="P21">Начать с начального приближения <text:span text:style-name="T3">x0​</text:span>.</text:p>
            </text:list-item>
            <text:list-item>
              <text:p text:style-name="P21">Вычислить <text:span text:style-name="T3">f(x0​)</text:span> и <text:span text:style-name="T3">f′(x0​)</text:span>.</text:p>
            </text:list-item>
            <text:list-item>
              <text:p text:style-name="P21">Обновить <text:span text:style-name="T3">x</text:span> с использованием итерационной формулы.</text:p>
            </text:list-item>
            <text:list-item>
              <text:p text:style-name="P21">Повторять до сходимости.</text:p>
            </text:list-item>
          </text:list>
        </text:list-item>
        <text:list-item>
          <text:p text:style-name="P11"><text:span text:style-name="Strong_20_Emphasis"><text:span text:style-name="T20">Расчет Якобиана (производной):</text:span></text:span></text:p>
          <text:p text:style-name="P18">f(x)=x<text:span text:style-name="T9">3</text:span>−2x+2⟹f′(x)=3x<text:span text:style-name="T9">2</text:span>−2</text:p>
        </text:list-item>
      </text:list>
      <text:h text:style-name="P3" text:outline-level="4">Модифицированный метод с фиксированным Якобианом:</text:h>
      <text:list xml:id="list260869537" text:style-name="L2">
        <text:list-item>
          <text:p text:style-name="P12"><text:span text:style-name="Strong_20_Emphasis"><text:span text:style-name="T20">Фиксированная производная:</text:span></text:span><text:span text:style-name="T19"> Вычислить производную один раз при начальном приближении </text:span><text:span text:style-name="T21">x0​</text:span><text:span text:style-name="T19">:</text:span></text:p>
          <text:p text:style-name="P19">f′(x0​)=3x<text:span text:style-name="T4">0</text:span><text:span text:style-name="T9">2</text:span>−2</text:p>
        </text:list-item>
        <text:list-item>
          <text:p text:style-name="P12"><text:soft-page-break/><text:span text:style-name="Strong_20_Emphasis"><text:span text:style-name="T20">Итерации с фиксированной производной:</text:span></text:span><text:span text:style-name="T19"> Использовать фиксированную производную для всех последующих итераций:</text:span></text:p>
          <text:p text:style-name="P20"><text:span text:style-name="T1">x</text:span><text:span text:style-name="T5">n+1 </text:span><text:span text:style-name="T7">= x</text:span><text:span text:style-name="T5">n</text:span><text:span text:style-name="T7"> - </text:span><text:span text:style-name="T7"><draw:frame draw:style-name="fr1" draw:name="Object2" text:anchor-type="as-char" svg:y="-0.2598in" svg:width="0.6736in" svg:height="0.4457in" draw:z-index="1"><draw:object xlink:href="./Object 2" xlink:type="simple" xlink:show="embed" xlink:actuate="onLoad"/><draw:image xlink:href="./ObjectReplacements/Object 2" xlink:type="simple" xlink:show="embed" xlink:actuate="onLoad"/><svg:desc>formula</svg:desc></draw:frame></text:span></text:p>
        </text:list-item>
      </text:list>
      <text:h text:style-name="P2" text:outline-level="3">Цена модификации</text:h>
      <text:h text:style-name="P3" text:outline-level="4">Преимущества:</text:h>
      <text:list xml:id="list1886721505" text:style-name="L3">
        <text:list-item>
          <text:p text:style-name="P13"><text:span text:style-name="Strong_20_Emphasis"><text:span text:style-name="T20">Снижение вычислительных затрат:</text:span></text:span></text:p>
          <text:list>
            <text:list-item>
              <text:p text:style-name="P22">Производная (Якобиан) вычисляется только один раз, что экономит время и вычислительные ресурсы на каждой итерации.</text:p>
            </text:list-item>
          </text:list>
        </text:list-item>
      </text:list>
      <text:h text:style-name="P3" text:outline-level="4">Недостатки:</text:h>
      <text:list xml:id="list2188375167" text:style-name="L4">
        <text:list-item>
          <text:p text:style-name="P14"><text:span text:style-name="Strong_20_Emphasis"><text:span text:style-name="T20">Снижение скорости сходимости:</text:span></text:span></text:p>
          <text:list>
            <text:list-item>
              <text:p text:style-name="P23">Фиксированный Якобиан не точно отражает локальную линейную аппроксимацию <text:span text:style-name="T3">f(x)</text:span> вблизи текущей итерации после начального приближения. Это может привести к более медленной сходимости или даже к расхождению метода, особенно если начальное приближение далеко от истинного корня или если <text:span text:style-name="T3">f(x)</text:span> сильно нелинейна.</text:p>
            </text:list-item>
          </text:list>
        </text:list-item>
        <text:list-item>
          <text:p text:style-name="P14"><text:span text:style-name="Strong_20_Emphasis"><text:span text:style-name="T20">Проблемы стабильности:</text:span></text:span></text:p>
          <text:list>
            <text:list-item>
              <text:p text:style-name="P23">Без обновления Якоби метод может не адаптироваться к кривизне <text:span text:style-name="T3">f(x)</text:span>, что может привести к нестабильности в итерациях.</text:p>
            </text:list-item>
          </text:list>
        </text:list-item>
        <text:list-item>
          <text:p text:style-name="P14"><text:span text:style-name="Strong_20_Emphasis"><text:span text:style-name="T20">Точность:</text:span></text:span></text:p>
          <text:list>
            <text:list-item>
              <text:p text:style-name="P24">Полученное решение может быть менее точным, поскольку фиксированный Якобиан может не предоставлять хорошую аппроксимацию на протяжении всего процесса итерации.</text:p>
            </text:list-item>
          </text:list>
        </text:list-item>
      </text:list>
      <text:h text:style-name="P2" text:outline-level="3">Заключение</text:h>
      <text:p text:style-name="P16">Хотя можно построить вычислительный процесс для решения системы нелинейных уравнений без пересчета Якобиана на каждой итерации, компромисс значителен. Основное преимущество — снижение вычислительных затрат на итерацию, но это достигается за счет скорости сходимости, устойчивости и общей точности. Для решения одного уравнения <text:span text:style-name="T3">f(x)=0</text:span> использование фиксированной производной может работать в простых случаях или для функций, которые почти линейны. Однако для более сложных и сильно нелинейных систем обновление Якобиана на каждой итерации обычно рекомендуется для обеспечения устойчивости и эффективной сходимости.</text:p>
      <text:p text:style-name="P5"/>
      <text:p text:style-name="P6"/>
      <text:p text:style-name="P6">2. аппроксимируя производную конечно-разностным аналогом, построить на основе метода ньютона метод секущих для решения уравнения f(x) = 0.</text:p>
      <text:p text:style-name="P6"/>
      <text:p text:style-name="P25">Чтобы построить метод секущих на основе метода Ньютона для решения уравнения <text:span text:style-name="T3">f(x)=0</text:span>, мы будем аппроксимировать производную, используя аналог конечной разности.</text:p>
      <text:p text:style-name="P10">Вот как мы можем это сделать:</text:p>
      <text:h text:style-name="P1" text:outline-level="3">Шаги:</text:h>
      <text:list xml:id="list2220501462" text:style-name="L5">
        <text:list-item>
          <text:p text:style-name="P27"><text:span text:style-name="Strong_20_Emphasis"><text:span text:style-name="T2">Аппроксимация конечной разности</text:span></text:span>:</text:p>
          <text:list>
            <text:list-item>
              <text:p text:style-name="P26">Выберите небольшой размер шага <text:span text:style-name="T3">h</text:span> для формулы конечной разности.</text:p>
            </text:list-item>
            <text:list-item>
              <text:p text:style-name="P26"><text:soft-page-break/>Приблизим <text:span text:style-name="T3">f′(x)</text:span>, используя формулу конечной разности: <draw:frame draw:style-name="fr1" draw:name="Object3" text:anchor-type="as-char" svg:y="-0.2598in" svg:width="1.5646in" svg:height="0.4083in" draw:z-index="2"><draw:object xlink:href="./Object 3" xlink:type="simple" xlink:show="embed" xlink:actuate="onLoad"/><draw:image xlink:href="./ObjectReplacements/Object 3" xlink:type="simple" xlink:show="embed" xlink:actuate="onLoad"/></draw:frame><text:span text:style-name="T3">​</text:span></text:p>
            </text:list-item>
          </text:list>
        </text:list-item>
        <text:list-item>
          <text:p text:style-name="P27"><text:span text:style-name="Strong_20_Emphasis"><text:span text:style-name="T2">Итерация метода секущих</text:span></text:span>:</text:p>
          <text:list>
            <text:list-item>
              <text:p text:style-name="P26">Начните с двух начальных предположений <text:span text:style-name="T3">x0​</text:span> и <text:span text:style-name="T3">x1​</text:span>.</text:p>
            </text:list-item>
            <text:list-item>
              <text:p text:style-name="P26">На каждой итерации <text:span text:style-name="T3">n</text:span>:</text:p>
              <text:list>
                <text:list-item>
                  <text:p text:style-name="P26">Рассчитайте приближенное значение <text:span text:style-name="T3">f′(xn​)</text:span> методом конечной разности.</text:p>
                </text:list-item>
                <text:list-item>
                  <text:p text:style-name="P26">Обновите предположение для <text:span text:style-name="T3">x</text:span> с помощью формулы итерации метода секущих: <draw:frame draw:style-name="fr1" draw:name="Object4" text:anchor-type="as-char" svg:y="-0.2598in" svg:width="1.5929in" svg:height="0.4244in" draw:z-index="3"><draw:object xlink:href="./Object 4" xlink:type="simple" xlink:show="embed" xlink:actuate="onLoad"/><draw:image xlink:href="./ObjectReplacements/Object 4" xlink:type="simple" xlink:show="embed" xlink:actuate="onLoad"/></draw:frame><text:span text:style-name="T3">​</text:span></text:p>
                </text:list-item>
              </text:list>
            </text:list-item>
          </text:list>
        </text:list-item>
        <text:list-item>
          <text:p text:style-name="P27"><text:span text:style-name="Strong_20_Emphasis"><text:span text:style-name="T2">Критерии сходимости</text:span></text:span>:</text:p>
          <text:list>
            <text:list-item>
              <text:p text:style-name="P27">Повторяйте итерации до тех пор, пока <text:span text:style-name="T3">∣f(xn​)∣</text:span> не станет достаточно близким к нулю или пока не будет достигнуто максимальное количество итераций.</text:p>
            </text:list-item>
          </text:list>
        </text:list-item>
      </text:list>
      <text:p text:style-name="P10">Инкорпорируя аппроксимацию производной методом конечной разности в формулу итерации метода секущих, мы можем итеративно уточнять наше предположение для <text:span text:style-name="T3">x</text:span> до тех пор, пока не сойдемся к решению <text:span text:style-name="T3">f(x)=0</text:span>.</text:p>
      <text:p text:style-name="P10">Этот подход предлагает альтернативу использованию точной производной в методе Ньютона, что делает его применимым, когда аналитическое выражение для производной недоступно или вычислительно затратно.</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00:49:42.398630983</meta:creation-date>
    <dc:date>2024-05-17T01:19:14.555381737</dc:date>
    <meta:editing-duration>PT8M51S</meta:editing-duration>
    <meta:editing-cycles>1</meta:editing-cycles>
    <meta:document-statistic meta:table-count="0" meta:image-count="0" meta:object-count="4" meta:page-count="3" meta:paragraph-count="54" meta:word-count="644" meta:character-count="4999" meta:non-whitespace-character-count="4263"/>
    <meta:generator>LibreOffice/7.3.7.2$Linux_X86_64 LibreOffice_project/30$Build-2</meta:generator>
  </office:meta>
</office:document-meta>
</file>

<file path=Object 1/content.xml><?xml version="1.0" encoding="utf-8"?>
<math xmlns="http://www.w3.org/1998/Math/MathML" display="block">
  <semantics>
    <mfrac>
      <mrow>
        <mi>f</mi>
        <mrow>
          <mo fence="true" form="prefix" stretchy="false">(</mo>
          <mrow>
            <mi mathvariant="italic">xn</mi>
          </mrow>
          <mo fence="true" form="postfix" stretchy="false">)</mo>
        </mrow>
      </mrow>
      <mrow>
        <mi>f</mi>
        <mover accent="true">
          <mi mathvariant="normal">❑</mi>
          <mo stretchy="false">´</mo>
        </mover>
        <mrow>
          <mo fence="true" form="prefix" stretchy="false">(</mo>
          <mrow>
            <mi mathvariant="italic">xn</mi>
          </mrow>
          <mo fence="true" form="postfix" stretchy="false">)</mo>
        </mrow>
      </mrow>
    </mfrac>
    <annotation encoding="StarMath 5.0">{f(xn)} over {f acute &lt;?&gt; (xn)} </annotation>
  </semantics>
</math>
</file>

<file path=Object 2/content.xml><?xml version="1.0" encoding="utf-8"?>
<math xmlns="http://www.w3.org/1998/Math/MathML" display="block">
  <semantics>
    <mfrac>
      <mrow>
        <mi>f</mi>
        <mrow>
          <mo fence="true" form="prefix" stretchy="false">(</mo>
          <mrow>
            <mi mathvariant="italic">xn</mi>
          </mrow>
          <mo fence="true" form="postfix" stretchy="false">)</mo>
        </mrow>
      </mrow>
      <mrow>
        <mi>f</mi>
        <mover accent="true">
          <mi mathvariant="normal">❑</mi>
          <mo stretchy="false">´</mo>
        </mover>
        <mrow>
          <mo fence="true" form="prefix" stretchy="false">(</mo>
          <mrow>
            <mrow>
              <mi>x</mi>
              <mn>0</mn>
            </mrow>
          </mrow>
          <mo fence="true" form="postfix" stretchy="false">)</mo>
        </mrow>
      </mrow>
    </mfrac>
    <annotation encoding="StarMath 5.0">{f(xn)} over {f acute &lt;?&gt; (x0
)} </annotation>
  </semantics>
</math>
</file>

<file path=Object 3/content.xml><?xml version="1.0" encoding="utf-8"?>
<math xmlns="http://www.w3.org/1998/Math/MathML" display="block">
  <semantics>
    <mrow>
      <mi>f</mi>
      <mi>′</mi>
      <mrow>
        <mo fence="true" form="prefix" stretchy="false">(</mo>
        <mrow>
          <mi>x</mi>
        </mrow>
        <mo fence="true" form="postfix" stretchy="false">)</mo>
      </mrow>
      <mi>≈</mi>
      <mfrac>
        <mrow>
          <mi>f</mi>
          <mrow>
            <mo fence="true" form="prefix" stretchy="false">(</mo>
            <mrow>
              <mrow>
                <mi>x</mi>
                <mo stretchy="false">+</mo>
                <mi>h</mi>
              </mrow>
            </mrow>
            <mo fence="true" form="postfix" stretchy="false">)</mo>
          </mrow>
          <mi>−</mi>
          <mi>f</mi>
          <mrow>
            <mo fence="true" form="prefix" stretchy="false">(</mo>
            <mrow>
              <mi>x</mi>
            </mrow>
            <mo fence="true" form="postfix" stretchy="false">)</mo>
          </mrow>
        </mrow>
        <mi>h</mi>
      </mfrac>
    </mrow>
    <annotation encoding="StarMath 5.0">f′(x)≈ frac {f(x+h)−f(x)} {h} </annotation>
  </semantics>
</math>
</file>

<file path=Object 4/content.xml><?xml version="1.0" encoding="utf-8"?>
<math xmlns="http://www.w3.org/1998/Math/MathML" display="block">
  <semantics>
    <mrow>
      <mrow>
        <mi mathvariant="italic">xn</mi>
        <mo stretchy="false">+</mo>
        <mn>1</mn>
      </mrow>
      <mrow>
        <mi>​</mi>
        <mo stretchy="false">=</mo>
        <mi mathvariant="italic">xn</mi>
      </mrow>
      <mi>​</mi>
      <mi>−</mi>
      <mfrac>
        <mrow>
          <mo fence="true" form="prefix" stretchy="false">(</mo>
          <mrow>
            <mrow>
              <mi>f</mi>
              <mi>′</mi>
              <mrow>
                <mo fence="true" form="prefix" stretchy="false">(</mo>
                <mrow>
                  <mrow>
                    <mi mathvariant="italic">xn</mi>
                    <mi>​</mi>
                  </mrow>
                </mrow>
                <mo fence="true" form="postfix" stretchy="false">)</mo>
              </mrow>
            </mrow>
          </mrow>
          <mo fence="true" form="postfix" stretchy="false">)</mo>
        </mrow>
        <mrow>
          <mo fence="true" form="prefix" stretchy="false">(</mo>
          <mrow>
            <mrow>
              <mi>f</mi>
              <mrow>
                <mo fence="true" form="prefix" stretchy="false">(</mo>
                <mrow>
                  <mrow>
                    <mi mathvariant="italic">xn</mi>
                    <mi>​</mi>
                  </mrow>
                </mrow>
                <mo fence="true" form="postfix" stretchy="false">)</mo>
              </mrow>
            </mrow>
          </mrow>
          <mo fence="true" form="postfix" stretchy="false">)</mo>
        </mrow>
      </mfrac>
    </mrow>
    <annotation encoding="StarMath 5.0">xn+1​=xn​−(f′(xn​)) over (f(xn​))</annotation>
  </semantics>
</math>
</file>